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69461" officeooo:paragraph-rsid="00069461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b47f" officeooo:paragraph-rsid="0004b47f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56c73" officeooo:paragraph-rsid="00056c7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56c73" officeooo:paragraph-rsid="00056c73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96acb" officeooo:paragraph-rsid="00096ac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6acb" officeooo:paragraph-rsid="00096acb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4b47f" officeooo:paragraph-rsid="001186a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4b47f" officeooo:paragraph-rsid="00056c7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4b47f" officeooo:paragraph-rsid="0004b47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2765f" officeooo:paragraph-rsid="0002765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2765f" officeooo:paragraph-rsid="0002765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paragraph-rsid="0004b47f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b04b6" officeooo:paragraph-rsid="00096acb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19f419" officeooo:paragraph-rsid="0019f419" style:font-weight-asian="normal" style:font-weight-complex="normal"/>
    </style:style>
    <style:style style:name="T1" style:family="text">
      <style:text-properties fo:font-weight="bold" officeooo:rsid="0004b47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B II</text:p>
      <text:p text:style-name="P8"/>
      <text:p text:style-name="P13"><text:span text:style-name="T1">TINJAUAN PUSTAK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6:43.643666562</meta:creation-date>
    <dc:date>2017-05-03T00:05:40.256984636</dc:date>
    <meta:editing-duration>PT52M6S</meta:editing-duration>
    <meta:editing-cycles>24</meta:editing-cycles>
    <meta:generator>LibreOffice/5.3.2.2$Linux_X86_64 LibreOffice_project/30m0$Build-2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